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3.5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3.31cm"/>
      <style:paragraph-properties style:writing-mode="lr-tb"/>
    </style:style>
    <style:style style:name="gr3" style:family="graphic" style:parent-style-name="standard">
      <style:graphic-properties draw:fill-color="#3faf46" draw:textarea-horizontal-align="justify" draw:textarea-vertical-align="middle" draw:auto-grow-height="false" fo:min-height="0.893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818cm"/>
      <style:paragraph-properties style:writing-mode="lr-tb"/>
    </style:style>
    <style:style style:name="gr5" style:family="graphic" style:parent-style-name="standard">
      <style:graphic-properties draw:fill-color="#3faf46" draw:textarea-horizontal-align="justify" draw:textarea-vertical-align="middle" draw:auto-grow-height="false" fo:min-height="0.893cm" fo:min-width="3.43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3.05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3.05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3faf46" draw:textarea-horizontal-align="justify" draw:textarea-vertical-align="middle" draw:auto-grow-height="false" fo:min-height="0.893cm" fo:min-width="0.8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0.897cm"/>
    </style:style>
    <style:style style:name="gr1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4" style:family="graphic" style:parent-style-name="standard">
      <style:graphic-properties draw:fill-color="#3faf46" draw:textarea-horizontal-align="justify" draw:textarea-vertical-align="middle" draw:auto-grow-height="false" fo:min-height="0.766cm" fo:min-width="3.056cm"/>
      <style:paragraph-properties style:writing-mode="lr-tb"/>
    </style:style>
    <style:style style:name="gr15" style:family="graphic" style:parent-style-name="standard">
      <style:graphic-properties draw:fill-color="#ff972f" draw:textarea-horizontal-align="justify" draw:textarea-vertical-align="middle" draw:auto-grow-height="false" fo:min-height="0.893cm" fo:min-width="5.85cm"/>
      <style:paragraph-properties style:writing-mode="lr-tb"/>
    </style:style>
    <style:style style:name="gr16" style:family="graphic" style:parent-style-name="standard">
      <style:graphic-properties draw:fill-color="#ff972f" draw:textarea-horizontal-align="justify" draw:textarea-vertical-align="middle" draw:auto-grow-height="false" fo:min-height="1.02cm" fo:min-width="6.993cm"/>
      <style:paragraph-properties style:writing-mode="lr-tb"/>
    </style:style>
    <style:style style:name="gr17" style:family="graphic" style:parent-style-name="standard">
      <style:graphic-properties draw:fill-color="#ff972f" draw:textarea-horizontal-align="justify" draw:textarea-vertical-align="middle" draw:auto-grow-height="false" fo:min-height="1.02cm" fo:min-width="6.739cm"/>
      <style:paragraph-properties style:writing-mode="lr-tb"/>
    </style:style>
    <style:style style:name="gr18" style:family="graphic" style:parent-style-name="standard">
      <style:graphic-properties draw:fill-color="#3faf46" draw:textarea-horizontal-align="justify" draw:textarea-vertical-align="middle" draw:auto-grow-height="false" fo:min-height="1.401cm" fo:min-width="3.05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93cm" fo:min-width="4.58cm"/>
      <style:paragraph-properties style:writing-mode="lr-tb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3.69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893cm" fo:min-width="3.94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4" style:family="graphic" style:parent-style-name="standard">
      <style:graphic-properties draw:fill-color="#ffff38" draw:textarea-horizontal-align="justify" draw:textarea-vertical-align="middle" draw:auto-grow-height="false" fo:min-height="1.401cm" fo:min-width="4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972f"/>
      <style:paragraph-properties fo:text-align="center"/>
    </style:style>
    <style:style style:name="P8" style:family="paragraph">
      <loext:graphic-properties draw:fill-color="#ffff38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64cm" svg:height="1.143cm" svg:x="11.16cm" svg:y="20.812cm">
          <text:p text:style-name="P1">Valida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81cm" svg:height="1.143cm" svg:x="15.351cm" svg:y="24.876cm">
          <text:p text:style-name="P1">Tracer 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3.81cm" svg:height="1.143cm" svg:x="11.287cm" svg:y="15.224cm">
          <text:p text:style-name="P1">EVM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318cm" svg:height="1.27cm" svg:x="2.016cm" svg:y="20.812cm">
          <text:p text:style-name="P1">Postgres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3.937cm" svg:height="1.143cm" svg:x="2.27cm" svg:y="15.224cm">
          <text:p text:style-name="P1">DB Creator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.556cm" svg:height="1.016cm" svg:x="7.223cm" svg:y="12.557cm">
          <text:p text:style-name="P1">Index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064cm" svg:height="1.143cm" svg:x="6.969cm" svg:y="8.62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4.064cm" svg:height="1.27cm" svg:x="15.097cm" svg:y="5.699cm">
          <text:p text:style-name="P1">Tracer API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3.556cm" svg:height="1.143cm" svg:x="3.921cm" svg:y="5.191cm">
          <text:p text:style-name="P1">Fauc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064cm" svg:height="1.143cm" svg:x="9.382cm" svg:y="2.016cm">
          <text:p text:style-name="P1">Tests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3.192cm" svg:y1="21.955cm" svg:x2="17.256cm" svg:y2="24.876cm" draw:start-shape="id1" draw:start-glue-point="2" draw:end-shape="id2" draw:end-glue-point="0" svg:d="M13192 21955c0 2190 4064 730 4064 2921" svg:viewBox="0 0 4065 2922">
          <text:p/>
        </draw:connector>
        <draw:connector draw:style-name="gr9" draw:text-style-name="P3" draw:layer="layout" draw:type="curve" svg:x1="13.192cm" svg:y1="16.367cm" svg:x2="13.192cm" svg:y2="20.812cm" draw:start-shape="id3" draw:start-glue-point="2" draw:end-shape="id1" draw:end-glue-point="0" svg:d="M13192 16367v4445" svg:viewBox="0 0 1 4446">
          <text:p/>
        </draw:connector>
        <draw:connector draw:style-name="gr9" draw:text-style-name="P3" draw:layer="layout" draw:type="curve" svg:x1="4.238cm" svg:y1="16.367cm" svg:x2="4.175cm" svg:y2="20.812cm" draw:start-shape="id4" draw:start-glue-point="2" draw:end-shape="id5" draw:end-glue-point="0" svg:d="M4238 16367c0 3333-63 1111-63 4445" svg:viewBox="0 0 64 4446">
          <text:p/>
        </draw:connector>
        <draw:connector draw:style-name="gr9" draw:text-style-name="P3" draw:layer="layout" draw:type="curve" svg:x1="9.001cm" svg:y1="13.573cm" svg:x2="13.192cm" svg:y2="15.224cm" draw:start-shape="id6" draw:start-glue-point="2" draw:end-shape="id3" draw:end-glue-point="0" svg:d="M9001 13573c0 1237 4191 412 4191 1651" svg:viewBox="0 0 4192 1652">
          <text:p/>
        </draw:connector>
        <draw:connector draw:style-name="gr9" draw:text-style-name="P3" draw:layer="layout" draw:type="curve" svg:x1="9.001cm" svg:y1="13.573cm" svg:x2="4.238cm" svg:y2="15.224cm" draw:start-shape="id6" draw:start-glue-point="2" draw:end-shape="id4" draw:end-glue-point="0" svg:d="M9001 13573c0 1237-4763 412-4763 1651" svg:viewBox="0 0 4764 1652">
          <text:p/>
        </draw:connector>
        <draw:connector draw:style-name="gr9" draw:text-style-name="P3" draw:layer="layout" draw:type="curve" svg:x1="9.001cm" svg:y1="9.763cm" svg:x2="9.001cm" svg:y2="12.557cm" draw:start-shape="id7" draw:start-glue-point="2" draw:end-shape="id6" draw:end-glue-point="0" svg:d="M9001 9763v2794" svg:viewBox="0 0 1 2795">
          <text:p/>
        </draw:connector>
        <draw:connector draw:style-name="gr9" draw:text-style-name="P3" draw:layer="layout" draw:type="curve" svg:x1="17.129cm" svg:y1="6.969cm" svg:x2="17.256cm" svg:y2="24.876cm" draw:start-shape="id8" draw:start-glue-point="2" draw:end-shape="id2" draw:end-glue-point="0" svg:d="M17129 6969c0 13429 127 4476 127 17907" svg:viewBox="0 0 128 17908">
          <text:p/>
        </draw:connector>
        <draw:connector draw:style-name="gr9" draw:text-style-name="P3" draw:layer="layout" draw:type="curve" svg:x1="5.699cm" svg:y1="6.334cm" svg:x2="9.001cm" svg:y2="8.62cm" draw:start-shape="id9" draw:start-glue-point="2" draw:end-shape="id7" draw:end-glue-point="0" svg:d="M5699 6334c0 1713 3302 570 3302 2286" svg:viewBox="0 0 3303 2287">
          <text:p/>
        </draw:connector>
        <draw:connector draw:style-name="gr9" draw:text-style-name="P3" draw:layer="layout" draw:type="curve" svg:x1="11.414cm" svg:y1="3.159cm" svg:x2="5.699cm" svg:y2="5.191cm" draw:start-shape="id10" draw:start-glue-point="2" draw:end-shape="id9" draw:end-glue-point="0" svg:d="M11414 3159c0 1522-5715 507-5715 2032" svg:viewBox="0 0 5716 2033">
          <text:p/>
        </draw:connector>
        <draw:connector draw:style-name="gr9" draw:text-style-name="P3" draw:layer="layout" draw:type="curve" svg:x1="11.414cm" svg:y1="3.159cm" svg:x2="9.001cm" svg:y2="8.62cm" draw:start-shape="id10" draw:start-glue-point="2" draw:end-shape="id7" draw:end-glue-point="0" svg:d="M11414 3159c0 4095-2413 1365-2413 5461" svg:viewBox="0 0 2414 5462">
          <text:p/>
        </draw:connector>
        <draw:connector draw:style-name="gr9" draw:text-style-name="P3" draw:layer="layout" draw:type="curve" svg:x1="11.414cm" svg:y1="3.159cm" svg:x2="17.129cm" svg:y2="5.699cm" draw:start-shape="id10" draw:start-glue-point="2" draw:end-shape="id8" draw:end-glue-point="0" svg:d="M11414 3159c0 1905 5715 635 5715 2540" svg:viewBox="0 0 5716 2541">
          <text:p/>
        </draw:connector>
        <draw:connector draw:style-name="gr9" draw:text-style-name="P3" draw:layer="layout" draw:type="curve" svg:x1="9.001cm" svg:y1="13.573cm" svg:x2="4.175cm" svg:y2="20.812cm" draw:start-shape="id6" draw:start-glue-point="2" draw:end-shape="id5" draw:end-glue-point="0" svg:d="M9001 13573c0 5430-4826 1811-4826 7239" svg:viewBox="0 0 4827 7240">
          <text:p/>
        </draw:connector>
        <draw:custom-shape draw:style-name="gr10" draw:text-style-name="P2" draw:layer="layout" svg:width="1.397cm" svg:height="1.143cm" svg:x="2.016cm" svg:y="25.003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407cm" svg:height="0.962cm" svg:x="3.54cm" svg:y="25.184cm">
          <draw:text-box>
            <text:p>- Once</text:p>
          </draw:text-box>
        </draw:frame>
        <draw:custom-shape draw:style-name="gr12" draw:text-style-name="P1" draw:layer="layout" svg:width="1.397cm" svg:height="1.143cm" svg:x="2.016cm" svg:y="27.035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4.445cm" svg:height="0.962cm" svg:x="3.54cm" svg:y="27.089cm">
          <draw:text-box>
            <text:p>- Persistent</text:p>
          </draw:text-box>
        </draw:frame>
        <draw:connector draw:style-name="gr9" draw:text-style-name="P3" draw:layer="layout" draw:type="curve" svg:x1="9.001cm" svg:y1="13.573cm" svg:x2="13.192cm" svg:y2="20.812cm" draw:start-shape="id6" draw:start-glue-point="2" draw:end-shape="id1" draw:end-glue-point="0" svg:d="M9001 13573c0 5428 4191 1809 4191 7239" svg:viewBox="0 0 4192 7240">
          <text:p/>
        </draw:connector>
      </draw:page>
      <draw:page draw:name="page2" draw:style-name="dp1" draw:master-page-name="Default">
        <draw:frame draw:style-name="gr11" draw:text-style-name="P6" draw:layer="layout" svg:width="3.677cm" svg:height="0.962cm" svg:x="9.001cm" svg:y="1.889cm">
          <draw:text-box>
            <text:p text:style-name="P5"><text:span text:style-name="T1">Neon-EVM</text:span></text:p>
          </draw:text-box>
        </draw:frame>
        <draw:frame draw:style-name="gr11" draw:text-style-name="P6" draw:layer="layout" svg:width="6.221cm" svg:height="0.962cm" svg:x="7.86cm" svg:y="10.452cm">
          <draw:text-box>
            <text:p text:style-name="P5"><text:span text:style-name="T1">Neon CLI </text:span><text:span text:style-name="T1">Emulator</text:span></text:p>
          </draw:text-box>
        </draw:frame>
        <draw:frame draw:style-name="gr11" draw:text-style-name="P6" draw:layer="layout" svg:width="5.125cm" svg:height="0.962cm" svg:x="8.351cm" svg:y="19.85cm">
          <draw:text-box>
            <text:p text:style-name="P5"><text:span text:style-name="T1">Tracer API core</text:span></text:p>
          </draw:text-box>
        </draw:frame>
        <draw:custom-shape draw:style-name="gr14" draw:text-style-name="P2" xml:id="id13" draw:id="id13" draw:layer="layout" svg:width="3.556cm" svg:height="1.016cm" svg:x="4.81cm" svg:y="4.302cm">
          <text:p text:style-name="P1">Executor</text:p>
          <draw:enhanced-geometry svg:viewBox="0 0 21600 21600" draw:type="rectangle" draw:enhanced-path="M 0 0 L 21600 0 21600 21600 0 21600 0 0 Z N"/>
        </draw:custom-shape>
        <draw:custom-shape draw:style-name="gr15" draw:text-style-name="P7" xml:id="id11" draw:id="id11" draw:layer="layout" svg:width="6.35cm" svg:height="1.143cm" svg:x="10.398cm" svg:y="4.302cm">
          <text:p text:style-name="P1">EVM AccountStorage</text:p>
          <draw:enhanced-geometry svg:viewBox="0 0 21600 21600" draw:type="rectangle" draw:enhanced-path="M 0 0 L 21600 0 21600 21600 0 21600 0 0 Z N"/>
        </draw:custom-shape>
        <draw:custom-shape draw:style-name="gr16" draw:text-style-name="P7" xml:id="id15" draw:id="id15" draw:layer="layout" svg:width="7.493cm" svg:height="1.27cm" svg:x="9.636cm" svg:y="13.7cm">
          <text:p text:style-name="P1">Emulator AccountStorage</text:p>
          <draw:enhanced-geometry svg:viewBox="0 0 21600 21600" draw:type="rectangle" draw:enhanced-path="M 0 0 L 21600 0 21600 21600 0 21600 0 0 Z N"/>
        </draw:custom-shape>
        <draw:custom-shape draw:style-name="gr17" draw:text-style-name="P7" xml:id="id17" draw:id="id17" draw:layer="layout" svg:width="7.239cm" svg:height="1.27cm" svg:x="11.922cm" svg:y="22.59cm">
          <text:p text:style-name="P1">Tracer AccountStorage</text:p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3.556cm" svg:height="1.016cm" svg:x="3.667cm" svg:y="13.827cm">
          <text:p text:style-name="P1">Executor</text:p>
          <draw:enhanced-geometry svg:viewBox="0 0 21600 21600" draw:type="rectangle" draw:enhanced-path="M 0 0 L 21600 0 21600 21600 0 21600 0 0 Z N"/>
        </draw:custom-shape>
        <draw:custom-shape draw:style-name="gr18" draw:text-style-name="P2" xml:id="id16" draw:id="id16" draw:layer="layout" svg:width="3.556cm" svg:height="1.651cm" svg:x="6.334cm" svg:y="22.336cm">
          <text:p text:style-name="P1">Executor</text:p>
          <text:p text:style-name="P1">(modified)</text:p>
          <draw:enhanced-geometry svg:viewBox="0 0 21600 21600" draw:type="rectangle" draw:enhanced-path="M 0 0 L 21600 0 21600 21600 0 21600 0 0 Z N"/>
        </draw:custom-shape>
        <draw:custom-shape draw:style-name="gr19" draw:text-style-name="P1" xml:id="id12" draw:id="id12" draw:layer="layout" svg:width="5.08cm" svg:height="1.143cm" svg:x="11.033cm" svg:y="7.223cm">
          <text:p text:style-name="P1">Solana Accounts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curve" svg:x1="13.573cm" svg:y1="5.445cm" svg:x2="13.573cm" svg:y2="7.223cm" draw:start-shape="id11" draw:start-glue-point="2" draw:end-shape="id12" draw:end-glue-point="0" svg:d="M13573 5445v1778" svg:viewBox="0 0 1 1779">
          <text:p/>
        </draw:connector>
        <draw:connector draw:style-name="gr20" draw:text-style-name="P3" draw:layer="layout" draw:type="curve" svg:x1="8.366cm" svg:y1="4.81cm" svg:x2="10.398cm" svg:y2="4.873cm" draw:start-shape="id13" draw:start-glue-point="1" draw:end-shape="id11" draw:end-glue-point="3" svg:d="M8366 4810c1524 0 508 63 2032 63" svg:viewBox="0 0 2033 64">
          <text:p/>
        </draw:connector>
        <draw:connector draw:style-name="gr20" draw:text-style-name="P3" draw:layer="layout" draw:type="curve" svg:x1="7.223cm" svg:y1="14.335cm" svg:x2="9.636cm" svg:y2="14.335cm" draw:start-shape="id14" draw:start-glue-point="1" draw:end-shape="id15" draw:end-glue-point="3" svg:d="M7223 14335h2413" svg:viewBox="0 0 2414 1">
          <text:p/>
        </draw:connector>
        <draw:connector draw:style-name="gr20" draw:text-style-name="P3" draw:layer="layout" draw:type="curve" svg:x1="9.89cm" svg:y1="23.161cm" svg:x2="11.922cm" svg:y2="23.225cm" draw:start-shape="id16" draw:start-glue-point="1" draw:end-shape="id17" draw:end-glue-point="3" svg:d="M9890 23161c1524 0 508 64 2032 64" svg:viewBox="0 0 2033 65">
          <text:p/>
        </draw:connector>
        <draw:custom-shape draw:style-name="gr19" draw:text-style-name="P1" xml:id="id19" draw:id="id19" draw:layer="layout" svg:width="5.08cm" svg:height="1.143cm" svg:x="13.827cm" svg:y="16.621cm">
          <text:p text:style-name="P1">Solana Accounts</text:p>
          <draw:enhanced-geometry svg:viewBox="0 0 21600 21600" draw:type="rectangle" draw:enhanced-path="M 0 0 L 21600 0 21600 21600 0 21600 0 0 Z N"/>
        </draw:custom-shape>
        <draw:custom-shape draw:style-name="gr21" draw:text-style-name="P1" xml:id="id18" draw:id="id18" draw:layer="layout" svg:width="4.191cm" svg:height="0.889cm" svg:x="8.747cm" svg:y="16.621cm">
          <text:p text:style-name="P1">Account-list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3.382cm" svg:y1="14.97cm" svg:x2="10.842cm" svg:y2="16.621cm" draw:start-shape="id15" draw:start-glue-point="2" draw:end-shape="id18" draw:end-glue-point="0" svg:d="M13382 14970c0 1237-2540 412-2540 1651" svg:viewBox="0 0 2541 1652">
          <text:p/>
        </draw:connector>
        <draw:connector draw:style-name="gr9" draw:text-style-name="P3" draw:layer="layout" draw:type="curve" svg:x1="16.367cm" svg:y1="16.621cm" svg:x2="13.382cm" svg:y2="14.97cm" draw:start-shape="id19" draw:start-glue-point="0" draw:end-shape="id15" draw:end-glue-point="2" svg:d="M16367 16621c0-1239-2985-414-2985-1651" svg:viewBox="0 0 2986 1652">
          <text:p/>
        </draw:connector>
        <draw:custom-shape draw:style-name="gr22" draw:text-style-name="P1" xml:id="id20" draw:id="id20" draw:layer="layout" svg:width="4.445cm" svg:height="1.143cm" svg:x="14.716cm" svg:y="26.527cm">
          <text:p text:style-name="P1">Tracer DB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6.938cm" svg:y1="26.527cm" svg:x2="15.541cm" svg:y2="23.86cm" draw:start-shape="id20" draw:start-glue-point="0" draw:end-shape="id17" draw:end-glue-point="2" svg:d="M16938 26527c0-2001-1397-668-1397-2667" svg:viewBox="0 0 1398 2668">
          <text:p/>
        </draw:connector>
        <draw:connector draw:style-name="gr23" draw:text-style-name="P3" draw:layer="layout" draw:type="curve" svg:x1="6.334cm" svg:y1="23.161cm" svg:x2="3.667cm" svg:y2="26.209cm" draw:start-shape="id16" draw:start-glue-point="3" draw:end-shape="id21" draw:end-glue-point="3" svg:d="M6334 23161c-4752 0-3418 3048-2667 3048" svg:viewBox="0 0 3430 3049">
          <text:p text:style-name="P1">Tracing</text:p>
          <text:p text:style-name="P1"><text:s/>Events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24" draw:text-style-name="P8" xml:id="id21" draw:id="id21" draw:layer="layout" svg:width="5.08cm" svg:height="1.651cm" svg:x="3.667cm" svg:y="25.384cm">
          <text:p text:style-name="P1">JsTracer</text:p>
          <text:p text:style-name="P1">(event listener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0:02:11.585694340</meta:creation-date>
    <dc:date>2022-03-27T10:27:43.000635412</dc:date>
    <meta:editing-duration>PT15M20S</meta:editing-duration>
    <meta:editing-cycles>3</meta:editing-cycles>
    <meta:generator>LibreOffice/6.4.7.2$Linux_X86_64 LibreOffice_project/40$Build-2</meta:generator>
    <meta:document-statistic meta:object-count="49"/>
  </office:meta>
</office:document-meta>
</file>